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1">
      <style:text-properties style:font-name="DejaVu Sans Mono" fo:font-size="16pt" fo:font-style="normal" fo:font-weight="bold" style:font-weight-complex="600"/>
    </style:style>
    <style:style style:name="P2" style:family="paragraph" style:parent-style-name="Heading_20_2">
      <style:text-properties style:font-name="DejaVu Sans Mono" fo:font-size="12pt" fo:font-style="normal" fo:font-weight="bold" officeooo:paragraph-rsid="000560a7" style:font-weight-complex="600"/>
    </style:style>
    <style:style style:name="P3" style:family="paragraph" style:parent-style-name="Heading_20_2">
      <style:text-properties style:font-name="DejaVu Sans Mono" fo:font-size="12pt" fo:font-style="normal" fo:font-weight="bold" officeooo:paragraph-rsid="000560a7"/>
    </style:style>
    <style:style style:name="P4" style:family="paragraph" style:parent-style-name="Heading_20_2">
      <style:text-properties style:font-name="DejaVu Sans Mono" fo:font-size="12pt" fo:font-style="normal" fo:font-weight="bold"/>
    </style:style>
    <style:style style:name="P5" style:family="paragraph" style:parent-style-name="Heading_20_2">
      <style:text-properties style:font-name="DejaVu Sans Mono" fo:font-size="10pt" fo:font-style="normal" fo:font-weight="normal" officeooo:rsid="00017cdf" officeooo:paragraph-rsid="00017cdf"/>
    </style:style>
    <style:style style:name="T1" style:family="text">
      <style:text-properties fo:font-size="10pt" fo:font-weight="normal"/>
    </style:style>
    <style:style style:name="T2" style:family="text">
      <style:text-properties style:font-weight-complex="600"/>
    </style:style>
    <style:style style:name="T3" style:family="text">
      <style:text-properties fo:font-size="10pt" fo:font-weight="normal" officeooo:rsid="00045c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65 Pascal P-Code Short Reference</text:h>
      <text:h text:style-name="P2" text:outline-level="2">00–0F<text:line-break/><text:span text:style-name="T1">00 STOP — stop execution<text:line-break/>01 RETN — return from procedure/function<text:line-break/>02 NEGA — negate ACCU<text:line-break/>03 ADDA — add stack operand to ACCU<text:line-break/>04 SUBA — subtract stack operand from ACCU<text:line-break/>05 MULA — multiply ACCU<text:line-break/>06 DIVA — divide ACCU<text:line-break/>07 LOWB — low-byte / low-bit operation<text:line-break/>08 TEQU — test equal<text:line-break/>09 TNEQ — test not equal<text:line-break/>0A TLES — test less tha<text:line-break/>0B TGRE — test greater or equal<text:line-break/>0C TGRT — test greater than<text:line-break/>0D TLEE — test less or equal<text:line-break/>0E ORAC — bitwise OR0F ANDA — bitwise AND</text:span></text:h>
      <text:h text:style-name="P3" text:outline-level="2"><text:span text:style-name="T2">10–1F<text:line-break/></text:span><text:span text:style-name="T1">10 EORA — bitwise XOR<text:line-break/>11 NOTA — bitwise NOT<text:line-break/>12 LEFT — shift ACCU left<text:line-break/>13 RIGH — shift ACCU right<text:line-break/>14 INCA — increment ACCU<text:line-break/>15 DECA — decrement ACCU<text:line-break/>16 COPY — copy ACCU to stack<text:line-break/>17 PEEK — read memory<text:line-break/>18 POKE — write memory<text:line-break/>19 CALA — call address from ACCU<text:line-break/>1A RLIN — read line input<text:line-break/>1B GETC — read character<text:line-break/>1C GETN — read number<text:line-break/>1D PRTC — print character from ACCU<text:line-break/>1E PRTN — print number from ACCU<text:line-break/>1F PRTS — print string<text:line-break/><text:line-break/></text:span><text:span text:style-name="T2">20–2F<text:line-break/></text:span><text:span text:style-name="T1">20 LITB — load byte constant<text:line-break/>21 INCB — load incremented byte constant<text:line-break/>22 LITW — load word constant<text:line-break/>23 INCW — load incremented word constant<text:line-break/>24 JUMP — unconditional jump<text:line-break/>2</text:span><text:span text:style-name="T3">5 </text:span><text:span text:style-name="T1">JMPZ — jump if ACCU = 0<text:line-break/>26 JMPO — jump if ACCU ≠ 0<text:line-break/>27 LOAD — load variable<text:line-break/>28 LODX — indexed load<text:line-break/>29 STOR — store variable<text:line-break/>2A STOX — indexed store<text:line-break/>2B CALL — call procedure/function<text:line-break/>2C SDEV — set device<text:line-break/>2D RDEV — restore default device<text:line-break/>2E FNAM — process filenam<text:line-break/>2F OPNR — open file for reading</text:span></text:h>
      <text:h text:style-name="P4" text:outline-level="2"><text:soft-page-break/><text:span text:style-name="T2">30–3F<text:line-break/></text:span><text:span text:style-name="T1">30 OPNW — open file for writing<text:line-break/></text:span><text:span text:style-name="T1">31 CLOS — close file<text:line-break/></text:span><text:span text:style-name="T1">32 PRTI — print inline text embedded in P-code<text:line-break/>33 GHGH — get high byte of ACCU<text:line-break/>34 GLOW — get low byte of ACCU<text:line-break/>35 PHGH — push/get high byte operand<text:line-break/>36 PLOW — push/get low byte operand<text:line-break/>37 GSEC — read disk sector<text:line-break/>38 PSEC — write disk sector<text:line-break/>39 NBYT — load N byte constants<text:line-break/>3A NWRD — load N word constants<text:line-break/>3B LODN — load N words from memory<text:line-break/>3C STON — store N words to memory<text:line-break/>3D LODI — indirect load<text:line-break/>3E STOI — indirect store<text:line-break/>3F EXST — exchange ACCU and stack top</text:span></text:h>
      <text:h text:style-name="P4" text:outline-level="2"><text:span text:style-name="T2">40–4F<text:line-break/></text:span><text:span text:style-name="T1">40 TIND — check array index bounds<text:line-break/>41 RUNP — run program/subprogram<text:line-break/>42 ADDF — floating add<text:line-break/>43 SUBF — floating subtract<text:line-break/>44 MULF — floating multiply<text:line-break/>45 DIVF — floating divide<text:line-break/>46 FLOF — integer to float conversion<text:line-break/>47 FIXF — float to integer conversion<text:line-break/>48 FEQU — float equal<text:line-break/>49 FNEQ — float not equal<text:line-break/>4A FLES — float less than<text:line-break/>4B FGRE — float greater or equal<text:line-break/>4C FGRT — float greater than<text:line-break/>4D FLEE — float less or equal<text:line-break/>4E FCOM — float sign change<text:line-break/>4F TFER — test file error</text:span></text:h>
      <text:h text:style-name="P4" text:outline-level="2"><text:span text:style-name="T2">50–59<text:line-break/></text:span><text:span text:style-name="T1">50 OPRA — open random-access file<text:line-break/>51 GETR — read from random-access file<text:line-break/>52 PUTR — write to random-access file<text:line-break/>53 SWA2 — swap stack elements 2 and 3<text:line-break/>54 LDXI — indexed load via CPNT<text:line-break/>55 STXI — indexed store via CPNT<text:line-break/>56 CPNT — load CPNT constant<text:line-break/>57 WRCP — write CPNT value<text:line-break/>58 ADPS — add program start address to ACCU<text:line-break/>59 LINE — store source line number</text:span></text:h>
      <text:h text:style-name="P5" text:outline-level="2">Generated by ChatGPT from P-Code Interpreter source (pascal.asm)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AARCH64 LibreOffice_project/520$Build-2</meta:generator>
    <dc:date>2026-03-07T05:56:48.190345445</dc:date>
    <meta:editing-duration>PT13M41S</meta:editing-duration>
    <meta:editing-cycles>2</meta:editing-cycles>
    <meta:document-statistic meta:table-count="0" meta:image-count="0" meta:object-count="0" meta:page-count="2" meta:paragraph-count="7" meta:word-count="493" meta:character-count="2795" meta:non-whitespace-character-count="2224"/>
  </office:meta>
</office:document-meta>
</file>